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Courier" svg:font-family="Courier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.4689in" style:auto-text-indent="false"/>
      <style:text-properties fo:language="ru" fo:country="RU" officeooo:paragraph-rsid="001927be"/>
    </style:style>
    <style:style style:name="P2" style:family="paragraph" style:parent-style-name="Text_20_body">
      <style:paragraph-properties fo:margin-left="0in" fo:margin-right="0in" fo:text-align="center" style:justify-single-word="false" fo:text-indent="0.4689in" style:auto-text-indent="false"/>
      <style:text-properties fo:language="ru" fo:country="RU" officeooo:rsid="001c1157" officeooo:paragraph-rsid="001c1157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173cb7" officeooo:paragraph-rsid="00173cb7" style:language-asian="zxx" style:country-asian="none" style:language-complex="zxx" style:country-complex="none"/>
    </style:style>
    <style:style style:name="P4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1927be" officeooo:paragraph-rsid="001ee519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in" fo:margin-right="0in" fo:text-align="justify" style:justify-single-word="false" fo:text-indent="0.4689in" style:auto-text-indent="false"/>
      <style:text-properties fo:language="ru" fo:country="RU" officeooo:paragraph-rsid="001e9af6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1e9af6" officeooo:paragraph-rsid="001e9af6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in" fo:margin-right="0in" fo:text-align="justify" style:justify-single-word="false" fo:text-indent="0.4689in" style:auto-text-indent="false"/>
      <style:text-properties fo:language="ru" fo:country="RU" officeooo:rsid="001ee519" officeooo:paragraph-rsid="001ee519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1927be"/>
    </style:style>
    <style:style style:name="P9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1ee519" officeooo:paragraph-rsid="001ee519"/>
    </style:style>
    <style:style style:name="P10" style:family="paragraph" style:parent-style-name="Text_20_body">
      <style:paragraph-properties fo:margin-left="0in" fo:margin-right="0in" fo:text-indent="0.4689in" style:auto-text-indent="false"/>
      <style:text-properties fo:language="ru" fo:country="RU" fo:font-weight="normal" officeooo:rsid="001ee519" officeooo:paragraph-rsid="001ee519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221cdb" officeooo:paragraph-rsid="00221cdb"/>
    </style:style>
    <style:style style:name="P12" style:family="paragraph" style:parent-style-name="Text_20_body">
      <style:paragraph-properties fo:margin-left="0in" fo:margin-right="0in" fo:text-indent="0.4689in" style:auto-text-indent="false"/>
      <style:text-properties officeooo:rsid="001e9af6"/>
    </style:style>
    <style:style style:name="P13" style:family="paragraph" style:parent-style-name="Text_20_body">
      <style:paragraph-properties fo:margin-left="0in" fo:margin-right="0in" fo:text-align="justify" style:justify-single-word="false" fo:text-indent="0.4689in" style:auto-text-indent="false"/>
      <style:text-properties officeooo:paragraph-rsid="0021b56d"/>
    </style:style>
    <style:style style:name="P14" style:family="paragraph" style:parent-style-name="Text_20_body">
      <style:paragraph-properties fo:margin-left="0in" fo:margin-right="0in" fo:text-align="justify" style:justify-single-word="false" fo:text-indent="0.4689in" style:auto-text-indent="false"/>
      <style:text-properties officeooo:paragraph-rsid="0021d439"/>
    </style:style>
    <style:style style:name="P15" style:family="paragraph" style:parent-style-name="Heading_20_4">
      <style:paragraph-properties fo:margin-left="0in" fo:margin-right="0in" fo:text-indent="0.4689in" style:auto-text-indent="false"/>
    </style:style>
    <style:style style:name="P16" style:family="paragraph" style:parent-style-name="Heading_20_4">
      <style:paragraph-properties fo:margin-left="0in" fo:margin-right="0in" fo:text-indent="0.4689in" style:auto-text-indent="false"/>
      <style:text-properties fo:language="ru" fo:country="RU"/>
    </style:style>
    <style:style style:name="P17" style:family="paragraph" style:parent-style-name="Heading_20_4">
      <style:paragraph-properties fo:margin-left="0in" fo:margin-right="0in" fo:text-indent="0.4689in" style:auto-text-indent="false"/>
      <style:text-properties fo:language="ru" fo:country="RU" officeooo:rsid="0011b482" officeooo:paragraph-rsid="0011b482" style:language-asian="zxx" style:country-asian="none" style:language-complex="zxx" style:country-complex="none"/>
    </style:style>
    <style:style style:name="P18" style:family="paragraph" style:parent-style-name="Heading_20_4">
      <style:paragraph-properties fo:margin-left="0in" fo:margin-right="0in" fo:text-indent="0.4689in" style:auto-text-indent="false"/>
      <style:text-properties fo:language="ru" fo:country="RU" officeooo:rsid="001927be" officeooo:paragraph-rsid="001927be" style:language-asian="zxx" style:country-asian="none" style:language-complex="zxx" style:country-complex="none"/>
    </style:style>
    <style:style style:name="P19" style:family="paragraph" style:parent-style-name="Heading_20_4">
      <style:paragraph-properties fo:margin-left="0in" fo:margin-right="0in" fo:text-indent="0.4689in" style:auto-text-indent="false"/>
      <style:text-properties fo:language="ru" fo:country="RU" officeooo:rsid="001927be"/>
    </style:style>
    <style:style style:name="P20" style:family="paragraph" style:parent-style-name="Heading_20_4">
      <style:paragraph-properties fo:margin-left="0in" fo:margin-right="0in" fo:margin-top="0in" fo:margin-bottom="0.1965in" fo:text-indent="0.4689in" style:auto-text-indent="false"/>
      <style:text-properties fo:language="ru" fo:country="RU" style:language-asian="zxx" style:country-asian="none" style:language-complex="zxx" style:country-complex="none"/>
    </style:style>
    <style:style style:name="P21" style:family="paragraph" style:parent-style-name="Heading_20_2">
      <style:paragraph-properties fo:margin-left="0in" fo:margin-right="0in" fo:text-indent="0.4689in" style:auto-text-indent="false"/>
      <style:text-properties officeooo:rsid="001af6e0"/>
    </style:style>
    <style:style style:name="P22" style:family="paragraph" style:parent-style-name="Heading_20_2">
      <style:paragraph-properties fo:margin-left="0in" fo:margin-right="0in" fo:text-indent="0.4689in" style:auto-text-indent="false"/>
      <style:text-properties officeooo:rsid="001af6e0" officeooo:paragraph-rsid="001ee519"/>
    </style:style>
    <style:style style:name="P23" style:family="paragraph" style:parent-style-name="Bibliography_20_1">
      <style:paragraph-properties>
        <style:tab-stops/>
      </style:paragraph-properties>
    </style:style>
    <style:style style:name="P24" style:family="paragraph" style:parent-style-name="Bibliography_20_1">
      <style:paragraph-properties>
        <style:tab-stops/>
      </style:paragraph-properties>
      <style:text-properties officeooo:paragraph-rsid="001f3e45"/>
    </style:style>
    <style:style style:name="P25" style:family="paragraph" style:parent-style-name="Text_20_body">
      <style:paragraph-properties fo:margin-left="0in" fo:margin-right="0in" fo:text-indent="0.4791in" style:auto-text-indent="false"/>
      <style:text-properties style:font-name="Times New Roman" fo:language="ru" fo:country="RU" officeooo:rsid="0023701a" officeooo:paragraph-rsid="0023701a"/>
    </style:style>
    <style:style style:name="P26" style:family="paragraph" style:parent-style-name="Text_20_body" style:list-style-name="L2">
      <style:text-properties fo:language="ru" fo:country="RU" officeooo:rsid="001e9af6" officeooo:paragraph-rsid="001ee519"/>
    </style:style>
    <style:style style:name="P27" style:family="paragraph" style:parent-style-name="Text_20_body" style:list-style-name="L1">
      <style:paragraph-properties fo:margin-left="0in" fo:margin-right="0in" fo:margin-top="0in" fo:margin-bottom="0in" fo:text-indent="0.4689in" style:auto-text-indent="false"/>
      <style:text-properties fo:language="ru" fo:country="RU" officeooo:paragraph-rsid="001e9af6" style:language-asian="zxx" style:country-asian="none" style:language-complex="zxx" style:country-complex="none"/>
    </style:style>
    <style:style style:name="P28" style:family="paragraph" style:parent-style-name="Text_20_body" style:list-style-name="L2">
      <style:paragraph-properties fo:margin-left="0in" fo:margin-right="0in" fo:text-indent="0.4689in" style:auto-text-indent="false"/>
      <style:text-properties fo:language="ru" fo:country="RU" officeooo:rsid="0011b482"/>
    </style:style>
    <style:style style:name="P29" style:family="paragraph" style:parent-style-name="Text_20_body" style:list-style-name="L2">
      <style:paragraph-properties fo:margin-left="0in" fo:margin-right="0in" fo:text-indent="0.4689in" style:auto-text-indent="false"/>
      <style:text-properties fo:language="ru" fo:country="RU"/>
    </style:style>
    <style:style style:name="P30" style:family="paragraph" style:parent-style-name="Text_20_body" style:list-style-name="L3">
      <style:paragraph-properties fo:margin-left="0in" fo:margin-right="0in" fo:text-indent="0.4689in" style:auto-text-indent="false"/>
      <style:text-properties fo:language="ru" fo:country="RU" officeooo:rsid="00221cdb" officeooo:paragraph-rsid="00221cdb"/>
    </style:style>
    <style:style style:name="P31" style:family="paragraph" style:parent-style-name="Text_20_body" style:list-style-name="L3">
      <style:paragraph-properties fo:margin-left="0in" fo:margin-right="0in" fo:text-indent="0.4689in" style:auto-text-indent="false"/>
      <style:text-properties fo:language="ru" fo:country="RU" officeooo:rsid="001ee519" officeooo:paragraph-rsid="00221cdb"/>
    </style:style>
    <style:style style:name="P32" style:family="paragraph" style:parent-style-name="Text_20_body" style:list-style-name="L4">
      <style:paragraph-properties fo:margin-left="0in" fo:margin-right="0in" fo:text-indent="0.4689in" style:auto-text-indent="false"/>
      <style:text-properties fo:language="ru" fo:country="RU"/>
    </style:style>
    <style:style style:name="P33" style:family="paragraph" style:parent-style-name="Text_20_body" style:list-style-name="L6">
      <style:paragraph-properties fo:margin-left="0in" fo:margin-right="0in" fo:text-indent="0.4689in" style:auto-text-indent="false"/>
      <style:text-properties fo:language="ru" fo:country="RU"/>
    </style:style>
    <style:style style:name="P34" style:family="paragraph" style:parent-style-name="Text_20_body">
      <style:paragraph-properties fo:margin-left="0in" fo:margin-right="0in" fo:text-indent="0.4689in" style:auto-text-indent="false"/>
      <style:text-properties fo:language="ru" fo:country="RU" officeooo:rsid="001c1157" style:language-asian="zxx" style:country-asian="none" style:language-complex="zxx" style:country-complex="none"/>
    </style:style>
    <style:style style:name="P35" style:family="paragraph" style:parent-style-name="Text_20_body" style:list-style-name="L7">
      <style:paragraph-properties fo:margin-left="0in" fo:margin-right="0in" fo:text-indent="0.4689in" style:auto-text-indent="false">
        <style:tab-stops/>
      </style:paragraph-properties>
      <style:text-properties fo:language="ru" fo:country="RU" officeooo:rsid="001c1157" officeooo:paragraph-rsid="001ee519" style:language-asian="zxx" style:country-asian="none" style:language-complex="zxx" style:country-complex="none"/>
    </style:style>
    <style:style style:name="P36" style:family="paragraph" style:parent-style-name="Text_20_body" style:list-style-name="L3">
      <style:paragraph-properties fo:margin-left="0in" fo:margin-right="0in" fo:text-indent="0.4689in" style:auto-text-indent="false"/>
      <style:text-properties officeooo:paragraph-rsid="0023701a"/>
    </style:style>
    <style:style style:name="P37" style:family="paragraph" style:parent-style-name="Heading_20_1">
      <style:paragraph-properties fo:margin-left="0in" fo:margin-right="0in" fo:text-align="center" style:justify-single-word="false" fo:text-indent="0.4689in" style:auto-text-indent="false"/>
      <style:text-properties style:font-name="Times New Roman" fo:language="ru" fo:country="RU" officeooo:rsid="001c1157" officeooo:paragraph-rsid="001c1157" style:language-asian="zxx" style:country-asian="none" style:language-complex="zxx" style:country-complex="none"/>
    </style:style>
    <style:style style:name="P38" style:family="paragraph" style:parent-style-name="Heading_20_1">
      <style:paragraph-properties fo:margin-left="0in" fo:margin-right="0in" fo:text-align="center" style:justify-single-word="false" fo:text-indent="0.4689in" style:auto-text-indent="false"/>
      <style:text-properties style:font-name="Times New Roman" fo:language="ru" fo:country="RU" officeooo:paragraph-rsid="001c1157"/>
    </style:style>
    <style:style style:name="P39" style:family="paragraph" style:parent-style-name="Heading_20_1">
      <style:paragraph-properties fo:margin-left="0in" fo:margin-right="0in" fo:text-indent="0.4689in" style:auto-text-indent="false"/>
      <style:text-properties officeooo:rsid="0011b482"/>
    </style:style>
    <style:style style:name="P40" style:family="paragraph" style:parent-style-name="Heading_20_1">
      <style:paragraph-properties fo:margin-left="0in" fo:margin-right="0in" fo:text-indent="0.4689in" style:auto-text-indent="false"/>
      <style:text-properties fo:language="ru" fo:country="RU" officeooo:rsid="001927be"/>
    </style:style>
    <style:style style:name="P41" style:family="paragraph" style:parent-style-name="Preformatted_20_Text" style:list-style-name="L5">
      <style:paragraph-properties fo:margin-left="0in" fo:margin-right="0in" fo:text-align="justify" style:justify-single-word="false" fo:text-indent="0.4689in" style:auto-text-indent="false"/>
      <style:text-properties fo:language="ru" fo:country="RU" officeooo:rsid="0011b482" style:language-asian="zxx" style:country-asian="none" style:language-complex="zxx" style:country-complex="none"/>
    </style:style>
    <style:style style:name="T1" style:family="text">
      <style:text-properties officeooo:rsid="0011b482"/>
    </style:style>
    <style:style style:name="T2" style:family="text">
      <style:text-properties officeooo:rsid="0011b482" style:language-asian="zxx" style:country-asian="none" style:language-complex="zxx" style:country-complex="none"/>
    </style:style>
    <style:style style:name="T3" style:family="text">
      <style:text-properties officeooo:rsid="0019d26a" style:language-asian="zxx" style:country-asian="none" style:language-complex="zxx" style:country-complex="none"/>
    </style:style>
    <style:style style:name="T4" style:family="text">
      <style:text-properties officeooo:rsid="001c1157" style:language-asian="zxx" style:country-asian="none" style:language-complex="zxx" style:country-complex="none"/>
    </style:style>
    <style:style style:name="T5" style:family="text">
      <style:text-properties officeooo:rsid="001927be" style:language-asian="zxx" style:country-asian="none" style:language-complex="zxx" style:country-complex="none"/>
    </style:style>
    <style:style style:name="T6" style:family="text">
      <style:text-properties officeooo:rsid="00139695"/>
    </style:style>
    <style:style style:name="T7" style:family="text">
      <style:text-properties officeooo:rsid="00168341"/>
    </style:style>
    <style:style style:name="T8" style:family="text">
      <style:text-properties officeooo:rsid="00173cb7"/>
    </style:style>
    <style:style style:name="T9" style:family="text">
      <style:text-properties officeooo:rsid="001927be"/>
    </style:style>
    <style:style style:name="T10" style:family="text">
      <style:text-properties officeooo:rsid="001c1157"/>
    </style:style>
    <style:style style:name="T11" style:family="text">
      <style:text-properties officeooo:rsid="001e9af6"/>
    </style:style>
    <style:style style:name="T12" style:family="text">
      <style:text-properties officeooo:rsid="001ee519"/>
    </style:style>
    <style:style style:name="T13" style:family="text">
      <style:text-properties officeooo:rsid="001f3e45"/>
    </style:style>
    <style:style style:name="T14" style:family="text">
      <style:text-properties officeooo:rsid="0021b56d"/>
    </style:style>
    <style:style style:name="T15" style:family="text">
      <style:text-properties fo:language="ru" fo:country="RU" officeooo:rsid="0021b56d" style:language-asian="zxx" style:country-asian="none" style:language-complex="zxx" style:country-complex="none"/>
    </style:style>
    <style:style style:name="T16" style:family="text">
      <style:text-properties fo:language="ru" fo:country="RU" officeooo:rsid="001ee519" style:language-asian="zxx" style:country-asian="none" style:language-complex="zxx" style:country-complex="none"/>
    </style:style>
    <style:style style:name="T17" style:family="text">
      <style:text-properties fo:language="ru" fo:country="RU" officeooo:rsid="0021d439" style:language-asian="zxx" style:country-asian="none" style:language-complex="zxx" style:country-complex="none"/>
    </style:style>
    <style:style style:name="T18" style:family="text">
      <style:text-properties fo:language="ru" fo:country="RU" officeooo:rsid="0023e6c5" style:language-asian="zxx" style:country-asian="none" style:language-complex="zxx" style:country-complex="none"/>
    </style:style>
    <style:style style:name="T19" style:family="text">
      <style:text-properties fo:language="ru" fo:country="RU" officeooo:rsid="00253051" style:language-asian="zxx" style:country-asian="none" style:language-complex="zxx" style:country-complex="none"/>
    </style:style>
    <style:style style:name="T20" style:family="text">
      <style:text-properties fo:language="ru" fo:country="RU" officeooo:rsid="001ee519"/>
    </style:style>
    <style:style style:name="T21" style:family="text">
      <style:text-properties officeooo:rsid="00221cdb"/>
    </style:style>
    <style:style style:name="T22" style:family="text">
      <style:text-properties officeooo:rsid="0023701a"/>
    </style:style>
    <style:style style:name="T23" style:family="text">
      <style:text-properties style:font-name="Courier" officeooo:rsid="0023701a"/>
    </style:style>
    <style:style style:name="T24" style:family="text">
      <style:text-properties style:font-name="Courier" style:text-underline-style="none" officeooo:rsid="0023701a"/>
    </style:style>
    <style:style style:name="T25" style:family="text">
      <style:text-properties style:font-name="Courier" fo:language="ru" fo:country="RU" officeooo:rsid="001ee519"/>
    </style:style>
    <style:style style:name="T26" style:family="text">
      <style:text-properties style:font-name="Courier" fo:language="ru" fo:country="RU" officeooo:rsid="0023701a"/>
    </style:style>
    <style:style style:name="T27" style:family="text">
      <style:text-properties style:font-name="Times New Roman" fo:language="ru" fo:country="RU" officeooo:rsid="0023701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Реферат на тему:</text:h>
      <text:h text:style-name="P38" text:outline-level="1"><text:span text:style-name="T4">Сетевой протокол для безопасной передачи данных </text:span><text:span text:style-name="T2">SSH.</text:span></text:h>
      <text:p text:style-name="P2">Кевролетин В.В. гр. С8403а</text:p>
      <text:p text:style-name="P2">2011г</text:p>
      <text:p text:style-name="P6">SSH (Secure Shell) — сетевой протокол <text:s/>прикладного уровня, разработанный для безопасного удаленного доступа через открытые каналы связи. Безопасность обеспечивается за счет взаимной аутентификацию участников соединения(сервера и клиента), шифрования передаваемых данных и применения средств поддержания их целостности. </text:p>
      <text:p text:style-name="P6">Помимо своей основной задачи ssh предоставляет так же вспомогательный фуккцию агрегированной(передача в нескольких потоков) передачи трафика других протоколов. </text:p>
      <text:p text:style-name="P6">Учитывая высокие требования к безопасности и производительности SSH использует шифрование с открытым ключём во время установления соединеня(для аутентефикации) и блочные или потоковые шифры на этапе обмена данными.</text:p>
      <text:p text:style-name="P6">Протокол SSH разрабатывается и стандартизируется Инженерным советом Интернет (Internet Engineering Task Force, IETF). Поэтому является открытым стандартом, как и все стандарты, разрабатываемые данной организацией. <text:s/></text:p>
      <text:h text:style-name="P39" text:outline-level="1">Протоколы SSH и их функции</text:h>
      <text:p text:style-name="P5"><text:span text:style-name="T11">SSH разделён на 3 основные части</text:span><text:span text:style-name="T11"><text:bibliography-mark text:identifier="Protocol Architecture" text:bibliography-type="www" text:author="IETF" text:title="SSH Protocol Architecture" text:year="2006" text:url="[http://tools.ietf.org/html/rfc4251]">[1]</text:bibliography-mark></text:span><text:span text:style-name="T11"> устроенные в виде стека протоколов и работающие обычно, поверх сетей TCP/IP</text:span></text:p>
      <text:list xml:id="list950608740" text:style-name="L1">
        <text:list-item>
          <text:list>
            <text:list-item>
              <text:p text:style-name="P27"><text:span text:style-name="T11">Протокол аутентификации пользователя </text:span><text:span text:style-name="T11"><text:bibliography-mark text:identifier="Authentication Protocol" text:bibliography-type="www" text:author="IETF" text:title="The Secure Shell (SSH) Authentication Protocol" text:url="http://tools.ietf.org/html/rfc4252">[2]</text:bibliography-mark></text:span></text:p>
            </text:list-item>
            <text:list-item>
              <text:p text:style-name="P27"><text:span text:style-name="T11">Протокол соединения - установление сессии, удаленное исполнение команд, передача данных других протоколов. </text:span><text:span text:style-name="T11"><text:bibliography-mark text:identifier="Connection Protocol" text:bibliography-type="www" text:author="IETF" text:title="The Secure Shell (SSH) Connection Protocol" text:url="http://tools.ietf.org/html/rfc4254">[3]</text:bibliography-mark></text:span></text:p>
            </text:list-item>
            <text:list-item>
              <text:p text:style-name="P27"><text:span text:style-name="T11">Транспортный протокол - <text:s/>обеспечивает шифрование, аутентефикацию сервера и поддержание целостности пересылаемых данных. Опционально может реализовывать компрессию.</text:span><text:span text:style-name="T11"><text:bibliography-mark text:identifier="Transport Layer Protocol" text:bibliography-type="www" text:author="IETF" text:title="The Secure Shell (SSH) Transport Layer Protocol" text:url="http://tools.ietf.org/html/rfc4253">[4]</text:bibliography-mark></text:span></text:p>
            </text:list-item>
          </text:list>
        </text:list-item>
      </text:list>
      <text:h text:style-name="P39" text:outline-level="1">Описание протокола</text:h>
      <text:p text:style-name="P12">Установление сессии обмена данными между клиентом и сервером проходит в несколько этапов.</text:p>
      <text:h text:style-name="P15" text:outline-level="4"><text:span text:style-name="T12">1.</text:span><text:span text:style-name="T11">Обмен идентификационными сообщениями</text:span></text:h>
      <text:p text:style-name="P12">После установления сессии, инициированной клиентом, участники клиент и сервер обмениваются идентификационными сообщениями . Пока что пакеты идут открытыми.- цель обмена сообщениями выяснить версию поддерживаемого протокола.</text:p>
      <text:h text:style-name="P17" text:outline-level="4">2. Согласование алгоритмов</text:h>
      <text:p text:style-name="P3">В протокол SSH заложены возможность использования не определённых стандартом алгоритмов, там что перед установлением сессии согласовываются:</text:p>
      <text:list xml:id="list350561592" text:style-name="L2">
        <text:list-item>
          <text:p text:style-name="P28">алгоритм обмена ключами</text:p>
        </text:list-item>
        <text:list-item>
          <text:p text:style-name="P29"><text:span text:style-name="T1">алгоритм </text:span>создания публичного ключа хоста сервера</text:p>
        </text:list-item>
        <text:list-item>
          <text:p text:style-name="P29">алгоритмы шифрования для сервера и клиента</text:p>
        </text:list-item>
        <text:list-item>
          <text:p text:style-name="P29">МАС алгоритмы сервера и клиента <text:span text:style-name="T7">(объяснение ниже)</text:span></text:p>
        </text:list-item>
        <text:list-item>
          <text:p text:style-name="P29">алгоритмы сжатия для сервераи клиента</text:p>
        </text:list-item>
        <text:list-item>
          <text:p text:style-name="P29">национальный язык, используемый сервером и клиентом в сообщениях</text:p>
          <text:p text:style-name="P26"><text:soft-page-break/><text:bibliography-mark text:identifier="SecureShell 2.0" text:bibliography-type="www" text:author="Шошмина И.В." text:title="SecureShell 2.0" text:url="http://ns.csa.ru/CSA/tutor/SSHWEB2.htm/">[5]</text:bibliography-mark></text:p>
        </text:list-item>
      </text:list>
      <text:h text:style-name="P20" text:outline-level="4"><text:span text:style-name="T8">3. </text:span>Обмен ключами</text:h>
      <text:p text:style-name="P9">Обмен ключами влияет на то, как будут генерироваться ключи одноразовых сессий и как будет проходить аутентефикация сервера. Обмен проходит по алгоритму утвержденному на предыдущем шаге.</text:p>
      <text:p text:style-name="P9">Стандартом определён к реализации только один метод: алгоритм Диффи — Хеллмана</text:p>
      <text:p text:style-name="P11">Этот алгоритм позволяет 2м сторонам обменяться общим секретом через прослушиваемый, но защищенный от подмены данных канал связи. В основе алгоритма лежит проблема дискретного логарифмирования. Краткое описание алгоритма:</text:p>
      <text:list xml:id="list1049547219" text:style-name="L3">
        <text:list-item>
          <text:list>
            <text:list-item>
              <text:list>
                <text:list-item>
                  <text:p text:style-name="P30">Генерируются 2 случайных чила, известные обеим сторонам: p — больше простое число, g — любое число &lt; p.</text:p>
                </text:list-item>
                <text:list-item>
                  <text:p text:style-name="P31"><text:span text:style-name="T21">Клиент генерирует случайное число x, </text:span><text:span text:style-name="T22">вычисляет </text:span><text:span text:style-name="T23">e = g^</text:span><text:span text:style-name="T24">x</text:span><text:span text:style-name="T23"> (mod p)</text:span><text:span text:style-name="T22"> и отсылает </text:span><text:span text:style-name="T23">e</text:span><text:span text:style-name="T22"> серверу.</text:span></text:p>
                </text:list-item>
                <text:list-item>
                  <text:p text:style-name="P36"><text:span text:style-name="T20">Сервер получает <text:s/></text:span><text:span text:style-name="T25">e </text:span><text:span text:style-name="T27">и вычисляет </text:span><text:span text:style-name="T26">K = e^y (mod p)</text:span></text:p>
                </text:list-item>
                <text:list-item>
                  <text:p text:style-name="P36"><text:span text:style-name="T20">Сервер генерирует случайное число y, вычисляет </text:span><text:span text:style-name="T25">f = g^y (mod p)</text:span><text:span text:style-name="T20">и отсылает </text:span><text:span text:style-name="T25">f </text:span><text:span text:style-name="T20">клиенту.</text:span></text:p>
                </text:list-item>
                <text:list-item>
                  <text:p text:style-name="P36"><text:span text:style-name="T20">Клиент получает <text:s/></text:span><text:span text:style-name="T25">f </text:span><text:span text:style-name="T27">и вычисляет</text:span><text:span text:style-name="T26"> K = f^x (mod p)</text:span></text:p>
                </text:list-item>
              </text:list>
            </text:list-item>
          </text:list>
        </text:list-item>
      </text:list>
      <text:p text:style-name="P25">Нетрудно проверить подстановкой, что клиент и сервер, действительно получили одно и то же число K. Злоумышленники, перехватившему только числа e и f необходимо решить сложную задачу дискретного логарифмирования, чтобы найти x или y.</text:p>
      <text:h text:style-name="P19" text:outline-level="4">4. Обмен данными</text:h>
      <text:p text:style-name="P8">Хотя, стандарт позволяет полностью отказаться от защиты при обмене информации, рекомендовано использовать шифрованием и механизмом поддержания целостности.</text:p>
      <text:p text:style-name="P8">Стандарт рекомендует к реализации множество алгортмов шифрования, среди которыех</text:p>
      <text:list xml:id="list1330239300" text:style-name="L4">
        <text:list-item>
          <text:p text:style-name="P32"><text:span text:style-name="T2">AES (Rijndael) </text:span><text:span text:style-name="T5">в </text:span><text:span text:style-name="T5">р</text:span><text:span text:style-name="T5">ежим</text:span><text:span text:style-name="T5">е </text:span><text:span text:style-name="T2">SDCTR </text:span><text:span text:style-name="T5">с </text:span>128-<text:span text:style-name="T9">битным ключем</text:span></text:p>
        </text:list-item>
        <text:list-item>
          <text:p text:style-name="P32">AES <text:span text:style-name="T9">с</text:span> 192-<text:span text:style-name="T9">битным ключем</text:span></text:p>
        </text:list-item>
        <text:list-item>
          <text:p text:style-name="P32">AES <text:span text:style-name="T9">с </text:span>256-<text:span text:style-name="T9">битным ключем</text:span></text:p>
        </text:list-item>
        <text:list-item>
          <text:p text:style-name="P32"><text:span text:style-name="T9">Тройной</text:span> 3DES <text:span text:style-name="T9">в режиме</text:span> SDCTR </text:p>
        </text:list-item>
        <text:list-item>
          <text:p text:style-name="P32">Blowfish <text:span text:style-name="T9">в режиме</text:span> SDCTR </text:p>
        </text:list-item>
        <text:list-item>
          <text:p text:style-name="P32">Twofish <text:span text:style-name="T9">в режиме </text:span>SDCTR </text:p>
        </text:list-item>
      </text:list>
      <text:p text:style-name="P14"><text:span text:style-name="T17">Р</text:span><text:span text:style-name="T15">ежим </text:span><text:span text:style-name="T16">SDCTR </text:span><text:span text:style-name="T15">(</text:span><text:span text:style-name="T14">stateful-decryption counter</text:span><text:span text:style-name="T15"> mode) превращает блочный шифр в поточный. Последовательность целых чисел(начиная с чила, определяемого на этапе обмена ключами) шифруется блочным шифром. Полученный шифротекст рассматривается как поток бит, который побитово складывается по модулю 2 с потоком входных данных. Таким образом режим </text:span><text:span text:style-name="T16">SDCTR </text:span><text:span text:style-name="T15">ничто иное, как частный случай </text:span><text:span text:style-name="T18">известного </text:span><text:span text:style-name="T15">режима CTR(counter).</text:span></text:p>
      <text:p text:style-name="P13"><text:span text:style-name="T17">Метод шифрования </text:span><text:span text:style-name="T15">3</text:span><text:span text:style-name="T17">DES — метод, согласно которому к каждому блоку открытого текста 3 раза последовательно применятся алгоритм DES: блок шифруется с одним ключём, расшифровывается с другим и снова шифруется с третьим ключём. Длина ключа DES 8 байт, так что длина </text:span><text:span text:style-name="T19">ключа для</text:span><text:span text:style-name="T17"> 3DES 24байта.</text:span></text:p>
      <text:p text:style-name="P7">Для обеспечения целостности данных в каждый пакет помещается специальное сообщение(MAC), вычисленное как функция от закрытого ключа, порядкового номера покета и содержимого пакета.</text:p>
      <text:p text:style-name="P7">Стандарт рекомендует несколько алгоритмов, среди которых обязателен к реализации:</text:p>
      <text:list xml:id="list723545309" text:style-name="L5">
        <text:list-item>
          <text:p text:style-name="P41"><text:soft-page-break/>HMAC-SHA1</text:p>
        </text:list-item>
      </text:list>
      <text:h text:style-name="P17" text:outline-level="4">Алгоритмы публичных ключей</text:h>
      <text:list xml:id="list1260098257" text:style-name="L6">
        <text:list-item>
          <text:p text:style-name="P33"><text:span text:style-name="T1"><text:s text:c="3"/>Raw DSS Key </text:span><text:span text:style-name="T9">(обязателен к реализации)</text:span></text:p>
        </text:list-item>
        <text:list-item>
          <text:p text:style-name="P33"><text:s text:c="3"/>Raw RSA Key</text:p>
        </text:list-item>
        <text:list-item>
          <text:p text:style-name="P33"><text:s text:c="3"/>OpenPGP certificates (RSA key)</text:p>
        </text:list-item>
        <text:list-item>
          <text:p text:style-name="P33"><text:s text:c="3"/>OpenPGP certificates (DSS key)</text:p>
        </text:list-item>
      </text:list>
      <text:h text:style-name="P40" text:outline-level="1">Атаки</text:h>
      <text:p text:style-name="P1"><text:span text:style-name="T9">Опишем распространённые атаки, которые могут быть придприняты на ss</text:span><text:span text:style-name="T10">h и уровень защищенности протокола от них.</text:span></text:p>
      <text:h text:style-name="P18" text:outline-level="4">1 Раскрытие шифров </text:h>
      <text:p text:style-name="P4"><text:span text:style-name="T12">В качестве шифра спецефикацией рекомендуетсяч ряд надёжных по современным меркам алгоритмов. Тем не менее все шифры лишь рекомендованы и возможно использование своих шифров. Так что безопасность передачи данных зависит от выбора алгоритма шифрования во время установления сессии. Стоит отметить, что протокол рекомендует менять ключ после передачи 1 Гигабайта данных</text:span><text:span text:style-name="T12"><text:bibliography-mark text:identifier="Архитектура протокола SSH" text:bibliography-type="www" text:author="RFC 2.0 — Русские Переводы RFC" text:title="RFC 2.0 — Русские Переводы RFC Архитектура протокола SSH" text:url="http://rfc2.ru/4251.rfc">[6]</text:bibliography-mark></text:span><text:span text:style-name="T12">, что должно усложнить вскрытие ключа шифрования.</text:span></text:p>
      <text:h text:style-name="P16" text:outline-level="4"><text:span text:style-name="T3">2 </text:span><text:s/>Перехват с участием человека (Man-in-the-middle)</text:h>
      <text:p text:style-name="P10">Во время передачи данных атака неэффективна в следствии использования шифрования и кода аутентификации сообщения (МАС).</text:p>
      <text:p text:style-name="P10">Протокол уязвим во время обмена ключами, так как не включает в себя предположений о распределение открыты хостов, и не описывает способ обмена ключами. Т.е. протокол не позволяет проверить подлинность сервиса.</text:p>
      <text:h text:style-name="P16" text:outline-level="4">3. Использование перехваченных данных (Replay)</text:h>
      <text:p text:style-name="P9">Код аутентификации сообщения MAC генерируется на основе номера сообщения, так что</text:p>
      <text:p text:style-name="P9">невозможно 2 раза использовать одно и то же сообщение. Кроме того транспортный протокол хранит в сообщениях уникальный идентефикатор сессии, генерируемый на основе случайных алгоритмов</text:p>
      <text:h text:style-name="P21" text:outline-level="2"/>
      <text:bibliography text:style-name="Sect1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 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P22" text:outline-level="2">Список источников</text:h>
          </text:index-title>
          <text:p text:style-name="P23">1: IETF, SSH Protocol Architecture , http://tools.ietf.org/html/rfc4251</text:p>
          <text:p text:style-name="P23">2: IETF, The Secure Shell (SSH) Authentication Protocol , http://tools.ietf.org/html/rfc4252</text:p>
          <text:p text:style-name="P23">3: IETF, The Secure Shell (SSH) Connection Protocol , http://tools.ietf.org/html/rfc4254</text:p>
          <text:p text:style-name="P23">4: IETF, The Secure Shell (SSH) Transport Layer Protocol , http://tools.ietf.org/html/rfc4253</text:p>
          <text:p text:style-name="P23">5: Шошмина И.В., SecureShell 2.0 , http://ns.csa.ru/CSA/tutor/SSHWEB2.htm/</text:p>
          <text:p text:style-name="P24">6: RFC 2.0 — Русские Переводы RFC, RFC 2.0 — Русские Переводы RFC Архитектура протокола SSH , </text:p>
          <text:p text:style-name="P24"><text:span text:style-name="T13">7. </text:span><text:a xlink:type="simple" xlink:href="http://rfc2.ru/4251.rfc">http://rfc2.ru/4251.rfc</text:a></text:p>
          <text:list xml:id="list1097785553" text:style-name="L7">
            <text:list-header>
              <text:p text:style-name="P35"><text:span text:style-name="T13">8</text:span><text:span text:style-name="T12">. </text:span><text:a xlink:type="simple" xlink:href="http://en.wikipedia.org/wiki/SSH">http://en.wikipedia.org/wiki/SSH</text:a></text:p>
              <text:p text:style-name="P35"><text:span text:style-name="T13">9</text:span><text:span text:style-name="T12">. </text:span><text:a xlink:type="simple" xlink:href="http://www.opennet.ru/base/sec/ssh_intro.txt.html"><text:span text:style-name="T6">http://www.opennet.ru/base/sec/ssh_intro.txt.html</text:span></text:a></text:p>
            </text:list-header>
          </text:list>
        </text:index-body>
      </text:bibliography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Courier" svg:font-family="Courier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egret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line-height="100%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4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102in" fo:margin-bottom="0.4118in" fo:margin-left="0.4689in" fo:margin-right="0.434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28T11:04:52</meta:creation-date>
    <dc:date>2012-01-26T22:17:15</dc:date>
    <meta:editing-duration>PT01H43M55S</meta:editing-duration>
    <meta:editing-cycles>11</meta:editing-cycles>
    <meta:generator>OpenOffice.org/3.2$Linux OpenOffice.org_project/320m19$Build-9505</meta:generator>
    <meta:document-statistic meta:table-count="0" meta:image-count="0" meta:object-count="0" meta:page-count="3" meta:paragraph-count="75" meta:word-count="903" meta:character-count="6800"/>
  </office:meta>
</office:document-meta>
</file>